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4in"/>
    </style:style>
    <style:style style:name="Table1.B" style:family="table-column">
      <style:table-column-properties style:column-width="2.92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rsid="00110026" officeooo:paragraph-rsid="00110026"/>
    </style:style>
    <style:style style:name="P2" style:family="paragraph" style:parent-style-name="Standard">
      <style:text-properties officeooo:rsid="00110026" officeooo:paragraph-rsid="00110026"/>
    </style:style>
    <style:style style:name="P3" style:family="paragraph" style:parent-style-name="Standard">
      <style:text-properties officeooo:rsid="001165c9" officeooo:paragraph-rsid="001165c9"/>
    </style:style>
    <style:style style:name="P4" style:family="paragraph" style:parent-style-name="Standard">
      <style:text-properties fo:font-weight="normal" officeooo:rsid="001165c9" officeooo:paragraph-rsid="001165c9" style:font-weight-asian="normal" style:font-weight-complex="normal"/>
    </style:style>
    <style:style style:name="P5" style:family="paragraph" style:parent-style-name="Standard">
      <style:text-properties style:font-name="Consolas" fo:font-size="10pt" officeooo:rsid="00110026" officeooo:paragraph-rsid="00110026" style:font-size-asian="10pt" style:font-size-complex="10pt"/>
    </style:style>
    <style:style style:name="P6" style:family="paragraph" style:parent-style-name="Standard">
      <style:text-properties style:font-name="Consolas" fo:font-size="10pt" officeooo:rsid="0013febe" officeooo:paragraph-rsid="0015a983" style:font-size-asian="10pt" style:font-size-complex="10pt"/>
    </style:style>
    <style:style style:name="P7" style:family="paragraph" style:parent-style-name="Table_20_Contents">
      <style:text-properties style:font-name="Consolas" fo:font-size="10pt" style:font-size-asian="10pt" style:font-size-complex="10pt"/>
    </style:style>
    <style:style style:name="P8" style:family="paragraph" style:parent-style-name="Table_20_Contents">
      <style:text-properties style:font-name="Consolas" fo:font-size="10pt" officeooo:rsid="00110026" officeooo:paragraph-rsid="00110026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Consolas" fo:font-size="10pt" fo:font-weight="bold" officeooo:rsid="00110026" officeooo:paragraph-rsid="00110026" style:font-size-asian="10pt" style:font-weight-asian="bold" style:font-size-complex="10pt" style:font-weight-complex="bold"/>
    </style:style>
    <style:style style:name="P10" style:family="paragraph" style:parent-style-name="Preformatted_20_Text">
      <style:text-properties style:font-name="Consolas" fo:font-size="10pt" officeooo:rsid="00110026" officeooo:paragraph-rsid="00110026" style:font-size-asian="10pt" style:font-size-complex="10pt"/>
    </style:style>
    <style:style style:name="P11" style:family="paragraph" style:parent-style-name="Preformatted_20_Text">
      <style:paragraph-properties fo:margin-top="0in" fo:margin-bottom="0.1965in" style:contextual-spacing="false"/>
      <style:text-properties officeooo:paragraph-rsid="00286bbb"/>
    </style:style>
    <style:style style:name="P12" style:family="paragraph" style:parent-style-name="Standard" style:list-style-name="L1">
      <style:text-properties officeooo:rsid="00110026" officeooo:paragraph-rsid="00110026"/>
    </style:style>
    <style:style style:name="P13" style:family="paragraph" style:parent-style-name="Standard" style:list-style-name="L1">
      <style:text-properties officeooo:rsid="001165c9" officeooo:paragraph-rsid="001165c9"/>
    </style:style>
    <style:style style:name="P14" style:family="paragraph" style:parent-style-name="Standard" style:list-style-name="L1">
      <style:text-properties officeooo:rsid="001165c9" officeooo:paragraph-rsid="0015a983"/>
    </style:style>
    <style:style style:name="P15" style:family="paragraph" style:parent-style-name="Standard" style:list-style-name="L1">
      <style:text-properties fo:font-weight="normal" officeooo:rsid="001165c9" officeooo:paragraph-rsid="0015a983" style:font-weight-asian="normal" style:font-weight-complex="normal"/>
    </style:style>
    <style:style style:name="P16" style:family="paragraph" style:parent-style-name="Standard" style:list-style-name="L1">
      <style:paragraph-properties fo:text-align="center" style:justify-single-word="false"/>
      <style:text-properties officeooo:rsid="00120dbb" officeooo:paragraph-rsid="0015a983"/>
    </style:style>
    <style:style style:name="P17" style:family="paragraph" style:parent-style-name="Standard" style:list-style-name="L1">
      <style:text-properties officeooo:rsid="00120dbb" officeooo:paragraph-rsid="0015a983"/>
    </style:style>
    <style:style style:name="P18" style:family="paragraph" style:parent-style-name="Standard" style:list-style-name="L1">
      <style:text-properties style:font-name="Consolas" fo:font-size="10pt" officeooo:rsid="001165c9" officeooo:paragraph-rsid="0015a983" style:font-size-asian="10pt" style:font-size-complex="10pt"/>
    </style:style>
    <style:style style:name="P19" style:family="paragraph" style:parent-style-name="Standard" style:list-style-name="L1">
      <style:text-properties style:font-name="Consolas" fo:font-size="10pt" officeooo:rsid="0013febe" officeooo:paragraph-rsid="0015a983" style:font-size-asian="10pt" style:font-size-complex="10pt"/>
    </style:style>
    <style:style style:name="T1" style:family="text">
      <style:text-properties officeooo:rsid="0017a8b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3febe"/>
    </style:style>
    <style:style style:name="T5" style:family="text">
      <style:text-properties style:text-position="sub 58%" officeooo:rsid="0025b58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03556526710264965" text:style-name="L1">
        <text:list-item>
          <text:p text:style-name="P12">Using the below code and output, explain how default parameters work.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PROGRAM</text:p>
          </table:table-cell>
          <table:table-cell table:style-name="Table1.B1" office:value-type="string">
            <text:p text:style-name="P9">OUTPUT</text:p>
          </table:table-cell>
        </table:table-row>
        <table:table-row>
          <table:table-cell table:style-name="Table1.A2" office:value-type="string">
            <text:p text:style-name="P8">#include &lt;iostream&gt; </text:p>
            <text:p text:style-name="P8">#include &lt;string&gt; </text:p>
            <text:p text:style-name="P8">using namespace std; </text:p>
            <text:p text:style-name="P8">void printStuff(string str = "NO MESSAGE GIVEN") </text:p>
            <text:p text:style-name="P8">{ </text:p>
            <text:p text:style-name="P8"><text:s text:c="2"/>cout &lt;&lt; str &lt;&lt; endl; </text:p>
            <text:p text:style-name="P8">} </text:p>
            <text:p text:style-name="P8"><text:s text:c="4"/></text:p>
            <text:p text:style-name="P8">int main() </text:p>
            <text:p text:style-name="P8">{ </text:p>
            <text:p text:style-name="P8"><text:s text:c="2"/>printStuff("Hello!"); </text:p>
            <text:p text:style-name="P8"><text:s text:c="2"/>printStuff(); </text:p>
            <text:p text:style-name="P8"><text:s text:c="2"/>printStuff("Supercalifragilisticexpialidocious"); </text:p>
            <text:p text:style-name="P8"><text:s text:c="2"/>printStuff("NO MESSAGE GIVEN"); </text:p>
            <text:p text:style-name="P8"><text:s text:c="2"/>printStuff(); </text:p>
            <text:p text:style-name="P8"><text:s text:c="2"/>printStuff("AND HIS NAME IS JOHN CENA\a"); </text:p>
            <text:p text:style-name="P8"><text:s text:c="2"/></text:p>
            <text:p text:style-name="P8"><text:s text:c="2"/>return 0; </text:p>
            <text:p text:style-name="P8">}</text:p>
          </table:table-cell>
          <table:table-cell table:style-name="Table1.B2" office:value-type="string">
            <text:p text:style-name="P10"><text:bookmark text:name="output-text"/>Hello!</text:p>
            <text:p text:style-name="Preformatted_20_Text">NO MESSAGE GIVEN</text:p>
            <text:p text:style-name="Preformatted_20_Text">Supercalifragilisticexpialidocious</text:p>
            <text:p text:style-name="Preformatted_20_Text">NO MESSAGE GIVEN</text:p>
            <text:p text:style-name="Preformatted_20_Text">NO MESSAGE GIVEN</text:p>
            <text:p text:style-name="P11">AND HIS NAME IS JOHN CENA</text:p>
            <text:p text:style-name="P11"/>
            <text:p text:style-name="P11"/>
            <text:p text:style-name="P11"/>
          </table:table-cell>
        </table:table-row>
      </table:table>
      <text:list xml:id="list230150753290048" text:continue-numbering="true" text:style-name="L1">
        <text:list-header>
          <text:p text:style-name="P12"/>
        </text:list-header>
        <text:list-item>
          <text:p text:style-name="P12">Explain the difference between a literal in C++ and a constant in C++.</text:p>
        </text:list-item>
      </text:list>
      <text:p text:style-name="P2"/>
      <text:p text:style-name="P2"/>
      <text:p text:style-name="P2"/>
      <text:p text:style-name="P2"/>
      <text:list xml:id="list230151453746838" text:continue-numbering="true" text:style-name="L1">
        <text:list-item>
          <text:p text:style-name="P12">Look at the following function prototypes. Reading from top to bottom, note and explain the ones that are considered syntactically invalid in C++.</text:p>
        </text:list-item>
      </text:list>
      <text:p text:style-name="P2"/>
      <text:p text:style-name="P5"><text:tab/>int addNums(int a, int b); </text:p>
      <text:p text:style-name="P5"><text:tab/>double addNums(double a = 2.0, double b); </text:p>
      <text:p text:style-name="P5"><text:tab/>float addNums(float a, float b = 3.0); </text:p>
      <text:p text:style-name="P5"><text:tab/>short addNums(short a = 3, short b = 6);</text:p>
      <text:p text:style-name="P5"><text:tab/>long addNums(int z, int c = 3);</text:p>
      <text:p text:style-name="P2"/>
      <text:p text:style-name="P2"/>
      <text:p text:style-name="P2"/>
      <text:p text:style-name="P2"/>
      <text:p text:style-name="P2"/>
      <text:list xml:id="list230151943974374" text:continue-numbering="true" text:style-name="L1">
        <text:list-item>
          <text:p text:style-name="P12">What is the output of the following code segment?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PROGRAM</text:p>
          </table:table-cell>
          <table:table-cell table:style-name="Table2.B1" office:value-type="string">
            <text:p text:style-name="P9">OUTPUT</text:p>
          </table:table-cell>
        </table:table-row>
        <table:table-row>
          <table:table-cell table:style-name="Table2.A2" office:value-type="string">
            <text:p text:style-name="P8">int x = 3; </text:p>
            <text:p text:style-name="P8">int&amp; y = x; </text:p>
            <text:p text:style-name="P8">int z = y; </text:p>
            <text:p text:style-name="P8">cout &lt;&lt; x &lt;&lt; " " &lt;&lt; y &lt;&lt; " " &lt;&lt; z &lt;&lt; endl; </text:p>
            <text:p text:style-name="P8">y = 7; </text:p>
            <text:p text:style-name="P8">cout &lt;&lt; x &lt;&lt; " " &lt;&lt; y &lt;&lt; " " &lt;&lt; z &lt;&lt; endl;</text:p>
          </table:table-cell>
          <table:table-cell table:style-name="Table2.B2" office:value-type="string">
            <text:p text:style-name="P7"/>
          </table:table-cell>
        </table:table-row>
      </table:table>
      <text:list xml:id="list230152295157421" text:continue-numbering="true" text:style-name="L1">
        <text:list-header>
          <text:p text:style-name="P12"/>
        </text:list-header>
      </text:list>
      <text:p text:style-name="P3"/>
      <text:list xml:id="list230152330008227" text:continue-numbering="true" text:style-name="L1">
        <text:list-item>
          <text:p text:style-name="P13"><text:soft-page-break/>Create a function that swaps two strings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30151164193152" text:continue-numbering="true" text:style-name="L1">
        <text:list-item>
          <text:p text:style-name="P13">Note two reasons where by-reference would be considered useful. (<text:span text:style-name="T2">HINT</text:span><text:span text:style-name="T3">: Think about how by-value works, the const keyword, and the size of some datatypes).</text:span></text:p>
        </text:list-item>
      </text:list>
      <text:p text:style-name="P3"/>
      <text:p text:style-name="P4"/>
      <text:p text:style-name="P3"/>
      <text:p text:style-name="P3"/>
      <text:p text:style-name="P3"/>
      <text:p text:style-name="P3"/>
      <text:list xml:id="list230151590967114" text:continue-numbering="true" text:style-name="L1">
        <text:list-item>
          <text:p text:style-name="P15">If you wanted to convert 26, a base-10 integer, to its base-2 (binary) representation, you would do something similar to the following:</text:p>
          <text:p text:style-name="P13"/>
          <text:p text:style-name="P16">26 / 2 = 13 R 0 </text:p>
          <text:p text:style-name="P16">13 / 2 = 6 <text:s/>R 1 </text:p>
          <text:p text:style-name="P16">6 <text:s/>/ 2 = 3 <text:s/>R 0 </text:p>
          <text:p text:style-name="P16">3 <text:s/>/ 2 = 1 <text:s/>R 1 </text:p>
          <text:p text:style-name="P16">1 <text:s/>/ 2 = 0 <text:s/>R 1</text:p>
          <text:p text:style-name="P17"/>
        </text:list-item>
        <text:list-item>
          <text:p text:style-name="P17">Which leads to: 26<text:span text:style-name="T5">10</text:span> = 11010<text:span text:style-name="T5">2</text:span> <text:s/>(you read the bits from bottom to top).</text:p>
          <text:p text:style-name="P14"/>
          <text:p text:style-name="P17">Using the above algorithm and the following incomplete code, create a function that takes in a base-10 integer and converts it to its binary representation.</text:p>
          <text:p text:style-name="P14"/>
          <text:p text:style-name="P18"><text:tab/><text:span text:style-name="T4">string convBaseTenToTwo(int num) </text:span></text:p>
          <text:p text:style-name="P19"><text:tab/>{ </text:p>
          <text:p text:style-name="P19"><text:tab/> <text:s/>string bit_string = ""; </text:p>
          <text:p text:style-name="P19"><text:s text:c="2"/><text:tab/></text:p>
          <text:p text:style-name="P19"><text:tab/> <text:s text:c="3"/></text:p>
          <text:p text:style-name="P19"><text:tab/> <text:s/>while( <text:s text:c="12"/>) </text:p>
          <text:p text:style-name="P19"><text:s text:c="2"/><text:tab/> <text:s/>{ </text:p>
          <text:p text:style-name="P19"><text:s text:c="5"/></text:p>
        </text:list-item>
      </text:list>
      <text:p text:style-name="P6"/>
      <text:p text:style-name="P6"/>
      <text:list xml:id="list230151236367786" text:continue-numbering="true" text:style-name="L1">
        <text:list-header>
          <text:p text:style-name="P19"><text:tab/> <text:s text:c="3"/>// insert to front of bit_string </text:p>
          <text:p text:style-name="P19"><text:tab/> <text:s text:c="3"/>bit_string.insert(0, to_string( <text:s text:c="11"/>)); </text:p>
          <text:p text:style-name="P19"><text:tab/> <text:s/>} </text:p>
          <text:p text:style-name="P19"/>
          <text:p text:style-name="P19"><text:s text:c="5"/></text:p>
          <text:p text:style-name="P19"><text:tab/>}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10026" officeooo:paragraph-rsid="00110026"/>
    </style:style>
    <style:style style:name="MT1" style:family="text">
      <style:text-properties officeooo:rsid="0017a8b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1">CS 121 – Week 5 Worksheet – Bunch of <text:span text:style-name="MT1">Programming Stuff</text:span>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Greene</meta:initial-creator>
    <meta:creation-date>2015-09-21T19:26:53.316274601</meta:creation-date>
    <dc:date>2015-09-21T23:01:50.514699030</dc:date>
    <dc:creator>Joseph Greene</dc:creator>
    <meta:editing-duration>PT21M12S</meta:editing-duration>
    <meta:editing-cycles>23</meta:editing-cycles>
    <meta:generator>LibreOffice/4.2.8.2$Linux_X86_64 LibreOffice_project/420m0$Build-2</meta:generator>
    <meta:document-statistic meta:table-count="2" meta:image-count="0" meta:object-count="0" meta:page-count="2" meta:paragraph-count="68" meta:word-count="363" meta:character-count="2051" meta:non-whitespace-character-count="1617"/>
  </office:meta>
</office:document-meta>
</file>